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6264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3 distanceAlgorithm STATISTICS PERCENT 0-2 Algorithms list sorting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0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4" table:number-rows-spanned="1">
            <text:p>kopalnia DATASIZE 200 KNN 3 distanceAlgorithm STATISTICS PERCENT 0-2 Algorithms list sorting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7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7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7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7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7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7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7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7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7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7,2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4:27:24</dc:date>
    <dc:creator>mike </dc:creator>
    <meta:document-statistic meta:table-count="1" meta:cell-count="306" meta:object-count="0"/>
    <meta:generator>LibreOffice/3.5$Linux_X86_64 LibreOffice_project/350m1$Build-2</meta:generator>
  </office:meta>
</office:document-meta>
</file>